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b59d" officeooo:paragraph-rsid="0004b59d"/>
    </style:style>
    <style:style style:name="P2" style:family="paragraph" style:parent-style-name="Standard">
      <style:text-properties officeooo:paragraph-rsid="0004b59d"/>
    </style:style>
    <style:style style:name="P3" style:family="paragraph" style:parent-style-name="Standard">
      <style:text-properties officeooo:paragraph-rsid="00067b78"/>
    </style:style>
    <style:style style:name="P4" style:family="paragraph" style:parent-style-name="Standard">
      <style:text-properties officeooo:rsid="00072033" officeooo:paragraph-rsid="00072033"/>
    </style:style>
    <style:style style:name="P5" style:family="paragraph" style:parent-style-name="Standard">
      <style:text-properties officeooo:rsid="00072033" officeooo:paragraph-rsid="0008de93"/>
    </style:style>
    <style:style style:name="P6" style:family="paragraph" style:parent-style-name="Standard">
      <style:text-properties officeooo:paragraph-rsid="0008de93"/>
    </style:style>
    <style:style style:name="P7" style:family="paragraph" style:parent-style-name="Standard">
      <style:text-properties officeooo:rsid="0008de93" officeooo:paragraph-rsid="0008de93"/>
    </style:style>
    <style:style style:name="P8" style:family="paragraph" style:parent-style-name="Standard">
      <style:paragraph-properties fo:text-align="justify" style:justify-single-word="false"/>
      <style:text-properties officeooo:rsid="0008de93" officeooo:paragraph-rsid="0009a1f3"/>
    </style:style>
    <style:style style:name="P9" style:family="paragraph" style:parent-style-name="Standard">
      <style:text-properties officeooo:rsid="0008de93" officeooo:paragraph-rsid="000c4005"/>
    </style:style>
    <style:style style:name="P10" style:family="paragraph" style:parent-style-name="Standard">
      <style:text-properties style:font-name="sans-serif" fo:font-size="13.5pt" officeooo:paragraph-rsid="00067b78"/>
    </style:style>
    <style:style style:name="P11" style:family="paragraph" style:parent-style-name="Standard">
      <style:paragraph-properties fo:text-align="justify" style:justify-single-word="false"/>
      <style:text-properties officeooo:paragraph-rsid="00067b78"/>
    </style:style>
    <style:style style:name="P12" style:family="paragraph" style:parent-style-name="Standard">
      <style:paragraph-properties fo:text-align="justify" style:justify-single-word="false"/>
      <style:text-properties officeooo:paragraph-rsid="000b74a1"/>
    </style:style>
    <style:style style:name="P13" style:family="paragraph" style:parent-style-name="Standard">
      <style:paragraph-properties fo:text-align="justify" style:justify-single-word="false"/>
      <style:text-properties officeooo:paragraph-rsid="000c5a6d"/>
    </style:style>
    <style:style style:name="P14" style:family="paragraph" style:parent-style-name="Standard">
      <style:text-properties fo:font-style="italic" officeooo:paragraph-rsid="00067b78" style:font-style-asian="italic" style:font-style-complex="italic"/>
    </style:style>
    <style:style style:name="P15" style:family="paragraph" style:parent-style-name="Standard">
      <style:text-properties officeooo:rsid="000c5a6d" officeooo:paragraph-rsid="000c5a6d"/>
    </style:style>
    <style:style style:name="T1" style:family="text">
      <style:text-properties officeooo:rsid="0004b59d"/>
    </style:style>
    <style:style style:name="T2" style:family="text">
      <style:text-properties officeooo:rsid="00067b78"/>
    </style:style>
    <style:style style:name="T3" style:family="text">
      <style:text-properties officeooo:rsid="00072033"/>
    </style:style>
    <style:style style:name="T4" style:family="text">
      <style:text-properties style:font-name="sans-serif" fo:font-size="13.5pt"/>
    </style:style>
    <style:style style:name="T5" style:family="text">
      <style:text-properties officeooo:rsid="0008de93"/>
    </style:style>
    <style:style style:name="T6" style:family="text">
      <style:text-properties officeooo:rsid="0009a1f3"/>
    </style:style>
    <style:style style:name="T7" style:family="text">
      <style:text-properties officeooo:rsid="000b74a1"/>
    </style:style>
    <style:style style:name="T8" style:family="text">
      <style:text-properties officeooo:rsid="000c5a6d"/>
    </style:style>
    <style:style style:name="T9" style:family="text">
      <style:text-properties fo:font-style="normal" officeooo:rsid="000c5a6d"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alyse de l’existant :</text:p>
      <text:p text:style-name="P1"/>
      <text:p text:style-name="P3"><text:span text:style-name="T1">SCALE est une association cycliste  :</text:span></text:p>
      <text:p text:style-name="P3"/>
      <text:p text:style-name="P5">C<text:span text:style-name="T5">omposé de :</text:span></text:p>
      <text:p text:style-name="P3"><text:span text:style-name="T2"><text:tab/>X , allant de Y à Z ans<text:tab/></text:span></text:p>
      <text:p text:style-name="P3"><text:tab/><text:span text:style-name="T5">3 membres administratif :</text:span></text:p>
      <text:p text:style-name="P3"><text:tab/><text:tab/><text:span text:style-name="T5">un président</text:span></text:p>
      <text:p text:style-name="P3"><text:tab/><text:tab/><text:span text:style-name="T5">un secrétaire</text:span></text:p>
      <text:p text:style-name="P3"><text:tab/><text:tab/><text:span text:style-name="T5">un trésorier</text:span></text:p>
      <text:p text:style-name="P3"><text:tab/><text:tab/>------------------------------------------------------------------------------------------------------------------------</text:p>
      <text:p text:style-name="P4">Propose :</text:p>
      <text:p text:style-name="P3"><text:span text:style-name="T3"><text:tab/>deux courses par ans</text:span></text:p>
      <text:p text:style-name="P3"><text:span text:style-name="T3"><text:tab/>//des entraînements régulier pour tous les membres</text:span></text:p>
      <text:p text:style-name="P3"><text:tab/>//<text:span text:style-name="T5">l’inscription des membres aux cours d’autres clubs</text:span></text:p>
      <text:p text:style-name="P7"><text:tab/>la vente de pièce de vélos pour les membres du clubs</text:p>
      <text:p text:style-name="P7"><text:tab/><text:span text:style-name="T6">présentation d’un classement des courses </text:span></text:p>
      <text:p text:style-name="P3"><text:tab/></text:p>
      <text:p text:style-name="P6"><text:span text:style-name="T5">Communication : </text:span></text:p>
      <text:p text:style-name="P6"><text:span text:style-name="T3"><text:tab/>//u</text:span>n overblog gratuit limité</text:p>
      <text:p text:style-name="P6"><text:span text:style-name="T3"><text:tab/>Whatsapp</text:span></text:p>
      <text:p text:style-name="P6"/>
      <text:p text:style-name="P7">Technologie utilisées :</text:p>
      <text:p text:style-name="P7"><text:tab/>feuilles excels</text:p>
      <text:p text:style-name="P7"><text:tab/>google docs</text:p>
      <text:p text:style-name="P7"><text:tab/>google form</text:p>
      <text:p text:style-name="P3"/>
      <text:p text:style-name="P14">/*<text:span text:style-name="T8">Le site*</text:span><text:span text:style-name="T9">/</text:span></text:p>
      <text:p text:style-name="P13">------------------------------------------------------------------------------------------------------------------------</text:p>
      <text:p text:style-name="P11"><text:tab/></text:p>
      <text:p text:style-name="P8">Le club propose sur son blog un article <text:span text:style-name="T6">détailler</text:span> de chacune des courses auquel <text:span text:style-name="T6">les coureurs du club ont pu participer, avec quelques photos et témoignages et un classement général de cette dernière.</text:span></text:p>
      <text:p text:style-name="P12"><text:span text:style-name="T6">Il y est également présenté l’actualité des différentes activités et compétitions présente dans la région avec des précisions sur la date et les horaires, le règlement et le lien redirigeant vers le site ou formulaire d’inscription. Ces articles sont mise à jours deux fois par semaine environ, et chaque semaine le club inscrit les horaires et point de rendez-vous des entraînements et des sorties disponible ce week-end. </text:span></text:p>
      <text:p text:style-name="P12"/>
      <text:p text:style-name="P12"><text:span text:style-name="T6">Le blog présente également son historique, ses résultats récents, ses coureurs et son staff. Une archive des articles est mise à disposition, il est donc possible de retrouver tout articles écrit. Un onglet « organisation » rappelle les dates importantes du club comme l’assemblé général, le loto et l’horaire des entraînements, qui peut être sujet a changement. Les membres du bureau ainsi que leur E-mail sont préciser et un formulaire de contact est présent pour laisser un message. Les différents sponsors du club sont affiché. L’inscription au club se fait sur le blog via un google form.</text:span></text:p>
      <text:p text:style-name="P12"/>
      <text:p text:style-name="P12"><text:span text:style-name="T7">Le site n’est visuellement pas très beau du fait que ce dernière est la version gratuite de « overblog », limitant le nombres photos par articles, les vidéo (/*il y a d’autre truc mais je sais pas quoi*/) et proposant simplement fonctionnalités générique et non paramétrable. De se fait le site est peu utilisé par les membres.</text:span></text:p>
      <text:p text:style-name="P12"/>
      <text:p text:style-name="P12">------------------------------------------------------------------------------------------------------------------------</text:p>
      <text:p text:style-name="P7"><text:soft-page-break/>------------------------------------------------------------------------------------------------------------------------</text:p>
      <text:p text:style-name="P7"/>
      <text:p text:style-name="P15">------------------------------------------------------------------------------------------------------------------------</text:p>
      <text:p text:style-name="P15"/>
      <text:p text:style-name="P15">Le club organise 2 cours par ans </text:p>
      <text:p text:style-name="P7"/>
      <text:p text:style-name="P7"/>
      <text:p text:style-name="P9"/>
      <text:p text:style-name="P9"/>
      <text:p text:style-name="P3"/>
      <text:p text:style-name="P3"><text:span text:style-name="T1"><text:s/>Elle organise 2 courses par ans et ses membres sont invité a participer à des course organisées par d’autres clubs</text:span></text:p>
      <text:p text:style-name="P3"/>
      <text:p text:style-name="P3"/>
      <text:p text:style-name="P3"><text:span text:style-name="T1">pour la majorité des informations de l’association se fait via des feuilles excels. Les informations ne sont pas centralisé et les différents membres administratif, composé d’un président, secrétaire et trésorier, perdent parfois beaucoup de ted’incriptionmps a chercher, recouper les informations en cas d’erreurs. </text:span></text:p>
      <text:p text:style-name="P3"/>
      <text:p text:style-name="P3"/>
      <text:p text:style-name="P10"/>
      <text:p text:style-name="P3"><text:span text:style-name="T1">Toutes les informations sont inscrites dans des documents excel. L’intégration, la modification des informations sur les adhérent est donc fastidieuse, il n’y a pas de contrôles et les erreurs peuvent persister.</text:span></text:p>
      <text:p text:style-name="P2"/>
      <text:p text:style-name="P2"/>
      <text:p text:style-name="P2"/>
      <text:p text:style-name="P2">informations sur l’association, un formulaire de contact peu intuitif, la liste des adhérents, une barre de recherche et des articles décrivant les résultats et déroulement des compétitions. </text:p>
      <text:p text:style-name="P2"/>
      <text:p text:style-name="P2"/>
      <text:p text:style-name="P2"/>
      <text:p text:style-name="P2">L’association propose à ses membres la vente de consommables pour le cyclisme mais à des problèmes de gestion de ses stocks. Les stocks sont enregistrés sur un tableur Excel qui n’est pas tout le temps à jour car le trésorier n’informe pas tout le temps des ventes. </text:p>
      <text:p text:style-name="P2"/>
      <text:p text:style-name="P2"><text:s/></text:p>
      <text:p text:style-name="P2"/>
      <text:p text:style-name="P2"><text:s/>Attente nécessaire pour connaitre son classement sur une feuille environ 15-30mn après l’arrivée du dernier coureur. Le classement est souvent publié le lendemain de la compétition. </text:p>
      <text:p text:style-name="P2">------------------------------------------------------------------------------------------------------------------------</text:p>
      <text:p text:style-name="P2">Formulaire google doc qui enregistre toutes les données des inscrits dans un tableur. N’importe qui peux avoir accès au numéro de licence ou adresse e-mail d’un inscrit. </text:p>
      <text:p text:style-name="P2"/>
      <text:p text:style-name="P2">la secrétaire doit remplir de nombreux documents administratifs que ca soit des autorisations pour bloquer les routes lors des compétitions, liste des bénévoles et des secours, dossiers assurance, renouvellement des licences. </text:p>
      <text:p text:style-name="P2"/>
      <text:p text:style-name="P2">l’association possède un overblog gratuit limité par des quotas de données. Le blog contient des </text:p>
      <text:p text:style-name="P2"/>
      <text:p text:style-name="P2">Utilisation d'un groupe whatsapp la plupart du temps <text:s/>un overblog gratuit limité</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0-04T13:43:33.883199855</meta:creation-date>
    <meta:generator>LibreOffice/6.3.2.2$Linux_X86_64 LibreOffice_project/98b30e735bda24bc04ab42594c85f7fd8be07b9c</meta:generator>
    <dc:date>2019-10-04T15:26:41.665792513</dc:date>
    <meta:editing-duration>PT9M</meta:editing-duration>
    <meta:editing-cycles>2</meta:editing-cycles>
    <meta:document-statistic meta:table-count="0" meta:image-count="0" meta:object-count="0" meta:page-count="2" meta:paragraph-count="46" meta:word-count="631" meta:character-count="4678" meta:non-whitespace-character-count="4051"/>
  </office:meta>
</office:document-meta>
</file>